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style>
    <style:style style:name="T2" style:family="text">
      <style:text-properties fo:font-style="italic"/>
    </style:style>
    <style:style style:name="T3" style:family="text">
      <style:text-properties style:text-position="33% 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Jim Corbett National Park</text:span> is the oldest <text:a xlink:type="simple" xlink:href="https://en.wikipedia.org/wiki/List_of_national_parks_of_India" text:style-name="Internet_20_link" text:visited-style-name="Visited_20_Internet_20_Link">national park in India</text:a> and was established in 1936 as Hailey National Park to protect the <text:a xlink:type="simple" xlink:href="https://en.wikipedia.org/wiki/Endangered_species" text:style-name="Internet_20_link" text:visited-style-name="Visited_20_Internet_20_Link">endangered</text:a> <text:a xlink:type="simple" xlink:href="https://en.wikipedia.org/wiki/Bengal_tiger" text:style-name="Internet_20_link" text:visited-style-name="Visited_20_Internet_20_Link">Bengal tiger</text:a>. It is located in <text:a xlink:type="simple" xlink:href="https://en.wikipedia.org/wiki/Nainital_district" text:style-name="Internet_20_link" text:visited-style-name="Visited_20_Internet_20_Link">Nainital district</text:a> and <text:a xlink:type="simple" xlink:href="https://en.wikipedia.org/wiki/Pauri_Garhwal_district" text:style-name="Internet_20_link" text:visited-style-name="Visited_20_Internet_20_Link">Pauri Garhwal district</text:a> of <text:a xlink:type="simple" xlink:href="https://en.wikipedia.org/wiki/Uttarakhand" text:style-name="Internet_20_link" text:visited-style-name="Visited_20_Internet_20_Link">Uttarakhand</text:a> and was named after <text:a xlink:type="simple" xlink:href="https://en.wikipedia.org/wiki/Jim_Corbett" text:style-name="Internet_20_link" text:visited-style-name="Visited_20_Internet_20_Link">Jim Corbett</text:a>, a well known hunter and naturalist. The park was the first to come under the <text:a xlink:type="simple" xlink:href="https://en.wikipedia.org/wiki/Project_Tiger" text:style-name="Internet_20_link" text:visited-style-name="Visited_20_Internet_20_Link">Project Tiger</text:a> initiative.<text:bookmark text:name="cite_ref-Riley1_2-0"/><text:a xlink:type="simple" xlink:href="https://en.wikipedia.org/wiki/Jim_Corbett_National_Park#cite_note-Riley1-2" text:style-name="Internet_20_link" text:visited-style-name="Visited_20_Internet_20_Link">[2]</text:a> </text:p>
      <text:p text:style-name="Text_20_body">The park has <text:a xlink:type="simple" xlink:href="https://en.wikipedia.org/wiki/Terai" text:style-name="Internet_20_link" text:visited-style-name="Visited_20_Internet_20_Link">sub-Himalayan belt</text:a> geographical and <text:a xlink:type="simple" xlink:href="https://en.wikipedia.org/wiki/Ecology" text:style-name="Internet_20_link" text:visited-style-name="Visited_20_Internet_20_Link">ecological</text:a> characteristics.<text:bookmark text:name="cite_ref-Tiwari2_3-0"/><text:a xlink:type="simple" xlink:href="https://en.wikipedia.org/wiki/Jim_Corbett_National_Park#cite_note-Tiwari2-3" text:style-name="Internet_20_link" text:visited-style-name="Visited_20_Internet_20_Link">[3]</text:a> An <text:a xlink:type="simple" xlink:href="https://en.wikipedia.org/wiki/Ecotourism" text:style-name="Internet_20_link" text:visited-style-name="Visited_20_Internet_20_Link">ecotourism</text:a> destination,<text:bookmark text:name="cite_ref-Tiwari4_4-0"/><text:a xlink:type="simple" xlink:href="https://en.wikipedia.org/wiki/Jim_Corbett_National_Park#cite_note-Tiwari4-4" text:style-name="Internet_20_link" text:visited-style-name="Visited_20_Internet_20_Link">[4]</text:a> it contains 488 different species of plants and a diverse variety of <text:a xlink:type="simple" xlink:href="https://en.wikipedia.org/wiki/Fauna" text:style-name="Internet_20_link" text:visited-style-name="Visited_20_Internet_20_Link">fauna</text:a>.<text:bookmark text:name="cite_ref-Pant1_5-0"/><text:a xlink:type="simple" xlink:href="https://en.wikipedia.org/wiki/Jim_Corbett_National_Park#cite_note-Pant1-5" text:style-name="Internet_20_link" text:visited-style-name="Visited_20_Internet_20_Link">[5]</text:a><text:bookmark text:name="cite_ref-Riley2_6-0"/><text:a xlink:type="simple" xlink:href="https://en.wikipedia.org/wiki/Jim_Corbett_National_Park#cite_note-Riley2-6" text:style-name="Internet_20_link" text:visited-style-name="Visited_20_Internet_20_Link">[6]</text:a> The increase in tourist activities, among other problems, continues to present a serious challenge to the park's ecological balance.<text:bookmark text:name="cite_ref-Tiwari7_7-0"/><text:a xlink:type="simple" xlink:href="https://en.wikipedia.org/wiki/Jim_Corbett_National_Park#cite_note-Tiwari7-7" text:style-name="Internet_20_link" text:visited-style-name="Visited_20_Internet_20_Link">[7]</text:a> </text:p>
      <text:p text:style-name="Text_20_body">Corbett has been a haunt for tourists and <text:a xlink:type="simple" xlink:href="https://en.wikipedia.org/wiki/Wildlife" text:style-name="Internet_20_link" text:visited-style-name="Visited_20_Internet_20_Link">wildlife</text:a> lovers for a long time.[<text:a xlink:type="simple" xlink:href="https://en.wikipedia.org/wiki/Wikipedia:Manual_of_Style/Dates_and_numbers#Chronological_items" text:style-name="Internet_20_link" text:visited-style-name="Visited_20_Internet_20_Link"><text:span text:style-name="T2">when?</text:span></text:a>] Tourism is only allowed in selected areas of Corbett Tiger Reserve so that people get an opportunity to see its landscape and wildlife. In recent years[<text:a xlink:type="simple" xlink:href="https://en.wikipedia.org/wiki/Wikipedia:Manual_of_Style/Dates_and_numbers#Chronological_items" text:style-name="Internet_20_link" text:visited-style-name="Visited_20_Internet_20_Link"><text:span text:style-name="T2">when?</text:span></text:a>] the number of people coming here has increased dramatically. Presently,[<text:a xlink:type="simple" xlink:href="https://en.wikipedia.org/wiki/Wikipedia:Manual_of_Style/Dates_and_numbers#Chronological_items" text:style-name="Internet_20_link" text:visited-style-name="Visited_20_Internet_20_Link"><text:span text:style-name="T2">when?</text:span></text:a>] every season more than 70,000 visitors come to the park. </text:p>
      <text:p text:style-name="Text_20_body">Corbett National Park comprises 520.8 km<text:span text:style-name="T3">2</text:span> (201.1 sq mi) area of hills, riverine belts, marshy depressions, grasslands and a large lake. The elevation ranges from 1,300 to 4,000 ft (400 to 1,220 m). Winter nights are cold but the days are bright and sunny. It rains from July to September. </text:p>
      <text:p text:style-name="Text_20_body">Dense moist <text:a xlink:type="simple" xlink:href="https://en.wikipedia.org/wiki/Deciduous_forest" text:style-name="Internet_20_link" text:visited-style-name="Visited_20_Internet_20_Link">deciduous forest</text:a> mainly consists of <text:a xlink:type="simple" xlink:href="https://en.wikipedia.org/wiki/Shorea_robusta" text:style-name="Internet_20_link" text:visited-style-name="Visited_20_Internet_20_Link">sal</text:a>, haldu, <text:a xlink:type="simple" xlink:href="https://en.wikipedia.org/wiki/Peepal" text:style-name="Internet_20_link" text:visited-style-name="Visited_20_Internet_20_Link">peepal</text:a>, rohini and <text:a xlink:type="simple" xlink:href="https://en.wikipedia.org/wiki/Mango_tree" text:style-name="Internet_20_link" text:visited-style-name="Visited_20_Internet_20_Link">mango trees</text:a>. Forest covers almost 73% of the park, 10% of the area consists of grasslands. It houses around 110 tree species, 50 species of mammals, 580 bird species and 25 reptile spec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4:43:31.842000000</meta:creation-date>
    <dc:date>2020-09-19T13:36:16.201000000</dc:date>
    <meta:editing-duration>PT1M13S</meta:editing-duration>
    <meta:editing-cycles>2</meta:editing-cycles>
    <meta:generator>LibreOffice/7.0.0.3$Windows_x86 LibreOffice_project/8061b3e9204bef6b321a21033174034a5e2ea88e</meta:generator>
    <meta:document-statistic meta:table-count="0" meta:image-count="0" meta:object-count="0" meta:page-count="1" meta:paragraph-count="5" meta:word-count="261" meta:character-count="1633" meta:non-whitespace-character-count="1373"/>
  </office:meta>
</office:document-meta>
</file>